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Quotations">
      <style:text-properties style:font-name="courier new"/>
    </style:style>
    <style:style style:name="P4" style:family="paragraph" style:parent-style-name="Quotations">
      <style:text-properties style:font-name="courier new" fo:font-size="10pt"/>
    </style:style>
    <style:style style:name="P5" style:family="paragraph" style:parent-style-name="Quotations">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style:text-underline-style="solid" style:text-underline-width="auto" style:text-underline-color="font-color"/>
    </style:style>
    <style:style style:name="T3" style:family="text">
      <style:text-properties style:font-name="courier new" fo:font-size="10pt"/>
    </style:style>
    <style:style style:name="T4" style:family="text">
      <style:text-properties style:font-name="courier new" fo:font-size="10pt" style:text-underline-style="solid" style:text-underline-width="auto" style:text-underline-color="font-color"/>
    </style:style>
    <style:style style:name="T5" style:family="text">
      <style:text-properties style:font-name="courier new" fo:font-size="10pt" style:text-underline-style="solid" style:text-underline-width="auto" style:text-underline-color="font-color" style:font-size-asian="10pt" style:font-size-complex="10pt"/>
    </style:style>
    <style:style style:name="T6" style:family="text">
      <style:text-properties style:font-name="courier new" fo:font-size="10pt" style:font-size-asian="10pt" style:font-size-complex="10pt"/>
    </style:style>
    <style:style style:name="T7" style:family="text">
      <style:text-properties fo:font-size="10pt" style:font-size-asian="10pt" style:font-size-complex="10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_mcePaste" text:anchor-type="page" text:anchor-page-number="1" svg:x="-264.583cm" svg:y="0cm" svg:width="0.041cm" draw:z-index="0">
        <draw:text-box fo:min-height="0.041cm">
          <text:p text:style-name="Text_20_body">#include &lt;stdio.h&gt;</text:p>
        </draw:text-box>
      </draw:frame>
      <draw:frame draw:style-name="fr1" draw:name="_mcePaste" text:anchor-type="page" text:anchor-page-number="1" svg:x="-264.583cm" svg:y="0cm" svg:width="0.041cm" draw:z-index="1">
        <draw:text-box fo:min-height="0.041cm">
          <text:p text:style-name="Text_20_body">int count(int x){</text:p>
        </draw:text-box>
      </draw:frame>
      <draw:frame draw:style-name="fr1" draw:name="_mcePaste" text:anchor-type="page" text:anchor-page-number="1" svg:x="-264.583cm" svg:y="0cm" svg:width="0.041cm" draw:z-index="2">
        <draw:text-box fo:min-height="0.041cm">
          <text:p text:style-name="Text_20_body">return (x+1)%x+2</text:p>
        </draw:text-box>
      </draw:frame>
      <draw:frame draw:style-name="fr1" draw:name="_mcePaste" text:anchor-type="page" text:anchor-page-number="1" svg:x="-264.583cm" svg:y="0cm" svg:width="0.041cm" draw:z-index="3">
        <draw:text-box fo:min-height="0.041cm">
          <text:p text:style-name="Text_20_body">}</text:p>
        </draw:text-box>
      </draw:frame>
      <draw:frame draw:style-name="fr1" draw:name="_mcePaste" text:anchor-type="page" text:anchor-page-number="1" svg:x="-264.583cm" svg:y="0cm" svg:width="0.041cm" draw:z-index="4">
        <draw:text-box fo:min-height="0.041cm">
          <text:p text:style-name="Text_20_body">int main(){</text:p>
        </draw:text-box>
      </draw:frame>
      <draw:frame draw:style-name="fr1" draw:name="_mcePaste" text:anchor-type="page" text:anchor-page-number="1" svg:x="-264.583cm" svg:y="0cm" svg:width="0.041cm" draw:z-index="5">
        <draw:text-box fo:min-height="0.041cm">
          <text:p text:style-name="Text_20_body">for( int i=1 ; i-1001 ; i++ ) printf("%d %d\n",i,count(i));</text:p>
        </draw:text-box>
      </draw:frame>
      <draw:frame draw:style-name="fr1" draw:name="_mcePaste" text:anchor-type="page" text:anchor-page-number="1" svg:x="-264.583cm" svg:y="0cm" svg:width="0.041cm" draw:z-index="6">
        <draw:text-box fo:min-height="0.041cm">
          <text:p text:style-name="Text_20_body"/>
        </draw:text-box>
      </draw:frame>
      <draw:frame draw:style-name="fr1" draw:name="_mcePaste" text:anchor-type="page" text:anchor-page-number="1" svg:x="-264.583cm" svg:y="0cm" svg:width="0.041cm" draw:z-index="7">
        <draw:text-box fo:min-height="0.041cm">
          <text:p text:style-name="Text_20_body">return 0;</text:p>
        </draw:text-box>
      </draw:frame>
      <draw:frame draw:style-name="fr1" draw:name="_mcePaste" text:anchor-type="page" text:anchor-page-number="1" svg:x="-264.583cm" svg:y="0cm" svg:width="0.041cm" draw:z-index="8">
        <draw:text-box fo:min-height="0.041cm">
          <text:p text:style-name="Text_20_body">}M</text:p>
        </draw:text-box>
      </draw:frame>
      <draw:frame draw:style-name="fr1" draw:name="_mcePaste" text:anchor-type="page" text:anchor-page-number="1" svg:x="-264.583cm" svg:y="0cm" svg:width="0.041cm" draw:z-index="9">
        <draw:text-box fo:min-height="0.041cm">
          <text:p text:style-name="Text_20_body">#include &lt;stdio.h&gt;</text:p>
        </draw:text-box>
      </draw:frame>
      <draw:frame draw:style-name="fr1" draw:name="_mcePaste" text:anchor-type="page" text:anchor-page-number="1" svg:x="-264.583cm" svg:y="0cm" svg:width="0.041cm" draw:z-index="10">
        <draw:text-box fo:min-height="0.041cm">
          <text:p text:style-name="Text_20_body">int count(int x){</text:p>
        </draw:text-box>
      </draw:frame>
      <draw:frame draw:style-name="fr1" draw:name="_mcePaste" text:anchor-type="page" text:anchor-page-number="1" svg:x="-264.583cm" svg:y="0cm" svg:width="0.041cm" draw:z-index="11">
        <draw:text-box fo:min-height="0.041cm">
          <text:p text:style-name="Text_20_body">return (x+1)%x+2</text:p>
        </draw:text-box>
      </draw:frame>
      <draw:frame draw:style-name="fr1" draw:name="_mcePaste" text:anchor-type="page" text:anchor-page-number="1" svg:x="-264.583cm" svg:y="0cm" svg:width="0.041cm" draw:z-index="12">
        <draw:text-box fo:min-height="0.041cm">
          <text:p text:style-name="Text_20_body">}</text:p>
        </draw:text-box>
      </draw:frame>
      <draw:frame draw:style-name="fr1" draw:name="_mcePaste" text:anchor-type="page" text:anchor-page-number="1" svg:x="-264.583cm" svg:y="0cm" svg:width="0.041cm" draw:z-index="13">
        <draw:text-box fo:min-height="0.041cm">
          <text:p text:style-name="Text_20_body">int main(){</text:p>
        </draw:text-box>
      </draw:frame>
      <draw:frame draw:style-name="fr1" draw:name="_mcePaste" text:anchor-type="page" text:anchor-page-number="1" svg:x="-264.583cm" svg:y="0cm" svg:width="0.041cm" draw:z-index="14">
        <draw:text-box fo:min-height="0.041cm">
          <text:p text:style-name="Text_20_body">for( int i=1 ; i-1001 ; i++ ) printf("%d %d\n",i,count(i));</text:p>
        </draw:text-box>
      </draw:frame>
      <draw:frame draw:style-name="fr1" draw:name="_mcePaste" text:anchor-type="page" text:anchor-page-number="1" svg:x="-264.583cm" svg:y="0cm" svg:width="0.041cm" draw:z-index="15">
        <draw:text-box fo:min-height="0.041cm">
          <text:p text:style-name="Text_20_body"/>
        </draw:text-box>
      </draw:frame>
      <draw:frame draw:style-name="fr1" draw:name="_mcePaste" text:anchor-type="page" text:anchor-page-number="1" svg:x="-264.583cm" svg:y="0cm" svg:width="0.041cm" draw:z-index="16">
        <draw:text-box fo:min-height="0.041cm">
          <text:p text:style-name="Text_20_body">return 0;</text:p>
        </draw:text-box>
      </draw:frame>
      <draw:frame draw:style-name="fr1" draw:name="_mcePaste" text:anchor-type="page" text:anchor-page-number="1" svg:x="-264.583cm" svg:y="0cm" svg:width="0.041cm" draw:z-index="17">
        <draw:text-box fo:min-height="0.041cm">
          <text:p text:style-name="Text_20_body">}M</text:p>
        </draw:text-box>
      </draw:frame>
      <draw:frame draw:style-name="fr1" draw:name="_mcePaste" text:anchor-type="page" text:anchor-page-number="1" svg:x="-264.583cm" svg:y="0cm" svg:width="0.041cm" draw:z-index="18">
        <draw:text-box fo:min-height="0.041cm">
          <text:p text:style-name="Text_20_body">#include &lt;stdio.h&gt;</text:p>
        </draw:text-box>
      </draw:frame>
      <draw:frame draw:style-name="fr1" draw:name="_mcePaste" text:anchor-type="page" text:anchor-page-number="1" svg:x="-264.583cm" svg:y="0cm" svg:width="0.041cm" draw:z-index="19">
        <draw:text-box fo:min-height="0.041cm">
          <text:p text:style-name="Text_20_body">int count(int x){</text:p>
        </draw:text-box>
      </draw:frame>
      <draw:frame draw:style-name="fr1" draw:name="_mcePaste" text:anchor-type="page" text:anchor-page-number="1" svg:x="-264.583cm" svg:y="0cm" svg:width="0.041cm" draw:z-index="20">
        <draw:text-box fo:min-height="0.041cm">
          <text:p text:style-name="Text_20_body">return (x+1)%x+2</text:p>
        </draw:text-box>
      </draw:frame>
      <draw:frame draw:style-name="fr1" draw:name="_mcePaste" text:anchor-type="page" text:anchor-page-number="1" svg:x="-264.583cm" svg:y="0cm" svg:width="0.041cm" draw:z-index="21">
        <draw:text-box fo:min-height="0.041cm">
          <text:p text:style-name="Text_20_body">}</text:p>
        </draw:text-box>
      </draw:frame>
      <draw:frame draw:style-name="fr1" draw:name="_mcePaste" text:anchor-type="page" text:anchor-page-number="1" svg:x="-264.583cm" svg:y="0cm" svg:width="0.041cm" draw:z-index="22">
        <draw:text-box fo:min-height="0.041cm">
          <text:p text:style-name="Text_20_body">int main(){</text:p>
        </draw:text-box>
      </draw:frame>
      <draw:frame draw:style-name="fr1" draw:name="_mcePaste" text:anchor-type="page" text:anchor-page-number="1" svg:x="-264.583cm" svg:y="0cm" svg:width="0.041cm" draw:z-index="23">
        <draw:text-box fo:min-height="0.041cm">
          <text:p text:style-name="Text_20_body">for( int i=1 ; i-1001 ; i++ ) printf("%d %d\n",i,count(i));</text:p>
        </draw:text-box>
      </draw:frame>
      <draw:frame draw:style-name="fr1" draw:name="_mcePaste" text:anchor-type="page" text:anchor-page-number="1" svg:x="-264.583cm" svg:y="0cm" svg:width="0.041cm" draw:z-index="24">
        <draw:text-box fo:min-height="0.041cm">
          <text:p text:style-name="Text_20_body"/>
        </draw:text-box>
      </draw:frame>
      <draw:frame draw:style-name="fr1" draw:name="_mcePaste" text:anchor-type="page" text:anchor-page-number="1" svg:x="-264.583cm" svg:y="0cm" svg:width="0.041cm" draw:z-index="25">
        <draw:text-box fo:min-height="0.041cm">
          <text:p text:style-name="Text_20_body">return 0;</text:p>
        </draw:text-box>
      </draw:frame>
      <draw:frame draw:style-name="fr1" draw:name="_mcePaste" text:anchor-type="page" text:anchor-page-number="1" svg:x="-264.583cm" svg:y="0cm" svg:width="0.041cm" draw:z-index="26">
        <draw:text-box fo:min-height="0.041cm">
          <text:p text:style-name="Text_20_body">}M</text:p>
        </draw:text-box>
      </draw:frame>
      <text:h text:style-name="Heading_20_1" text:outline-level="1">Strange Pattern (Easy)</text:h>
      <text:p text:style-name="Standard"/>
      <text:p text:style-name="Text_20_body">Mr. X is new to programming and he tries to make a function to print out the x-th fibonacci numbers. For x=1 and x=2, the function prints out 2 and 3 respectively. But for some reason, every number after that also prints out 3.</text:p>
      <text:p text:style-name="Text_20_body">In the end, Mr. X given up on fixing the function and instead challenges you to recreate the function that he created. Since Mr. X is new to programming, he only wants you to do a <text:span text:style-name="Strong_20_Emphasis">single </text:span>statement in the function so he can understand. The statement must also not contain any letter but 'x'. Mr. X doesn't understand bitwise, comparison, and logical operation used inside a mathematic statement(like '?' or '&lt;'), so don't use that.</text:p>
      <text:p text:style-name="Text_20_body">Mr. X has given you his code for you to edit, but you can only edit a certain part of the code.</text:p>
      <text:p text:style-name="P4">#include &lt;stdio.h&gt;</text:p>
      <text:p text:style-name="P4">int count(int x){</text:p>
      <text:p text:style-name="Quotations"><text:span text:style-name="T3">return </text:span><text:span text:style-name="Strong_20_Emphasis"><text:span text:style-name="Emphasis"><text:span text:style-name="T4">edit this part</text:span></text:span></text:span><text:span text:style-name="T3">;</text:span></text:p>
      <text:p text:style-name="P4">}</text:p>
      <text:p text:style-name="P4">int main(){</text:p>
      <text:p text:style-name="P4">for( int i=1 ; i-1001 ; i++ ) printf("%d %d\n",i,count(i));</text:p>
      <text:p text:style-name="P4">return 0;</text:p>
      <text:p text:style-name="P4">}</text:p>
      <text:p text:style-name="Text_20_body">Mr. X will first check the correctness of the output. If the output is correct, he then will check the code. If he finds anything that he doesn't understand, the result will be "compilation error". Changing the code other than the allowed part may also result in a compile error.</text:p>
      <text:p text:style-name="Text_20_body">DO NOT USE ANY WHITESPACE ON THE EDITED PART</text:p>
      <text:p text:style-name="Standard"><text:tab/><text:tab/><text:tab/><text:tab/><text:tab/><text:tab/><text:tab/><text:tab/><text:span text:style-name="T8">--Source:SPOJ</text:span></text:p>
      <text:p text:style-name="Standard"/>
      <text:p text:style-name="Standard">Solution: <text:s/><text:span text:style-name="T8">return –x/(x-.1)+2;</text:span></text:p>
      <text:h text:style-name="Heading_20_1" text:outline-level="1"><text:span text:style-name="T8">Strange Pattern (Medium)</text:span></text:h>
      <text:p text:style-name="P2">Mr. X has learned bitwise operators. With this ability, he once again wants to make a fibonacci function. Same as before, for x=1 and x=2 the function prints out 2 and 3 respectively. But the problem still occurs, every number after 2 also prints out 3.</text:p>
      <text:p text:style-name="Text_20_body">Again, Mr. X given up on fixing the function and instead challenges you to recreate the function that he created. Since he wants to study more bitwise operators, he only wants you to do a <text:span text:style-name="Strong_20_Emphasis">single </text:span>statement using only <text:a xlink:type="simple" xlink:href="http://en.wikipedia.org/wiki/Bitwise_operations_in_C" office:target-frame-name="_blank" xlink:show="new">bitwise operators</text:a>. You can also use numbers and the letter 'x'.</text:p>
      <text:p text:style-name="Text_20_body">Mr. X has given you his code for you to edit, but you can only edit a certain part of the code.</text:p>
      <text:p text:style-name="P3"><text:span text:style-name="T7">#include &lt;stdio.h&gt;</text:span></text:p>
      <text:p text:style-name="P5">int count(int x){</text:p>
      <text:p text:style-name="Quotations"><text:soft-page-break/><text:span text:style-name="T6">return </text:span><text:span text:style-name="Strong_20_Emphasis"><text:span text:style-name="Emphasis"><text:span text:style-name="T5">edit this part</text:span></text:span></text:span><text:span text:style-name="T6">;</text:span></text:p>
      <text:p text:style-name="P5">}</text:p>
      <text:p text:style-name="P5">int main(){for(int i=1;i^10001;i++)printf("%d %d\n",i,count(i));return 0;}</text:p>
      <text:p text:style-name="Text_20_body">Mr. X will first check the correctness of the output. If the output is correct, he then will check the code. If there is anything that violates the rule above, the result will be "compilation error". Changing the code other than the allowed part may also result in a compile error.</text:p>
      <text:p text:style-name="Text_20_body">DO NOT USE ANY WHITESPACE ON THE EDITED PART</text:p>
      <text:p text:style-name="Text_20_body"><text:tab/><text:tab/><text:tab/><text:tab/><text:tab/><text:tab/><text:tab/><text:tab/><text:tab/><text:span text:style-name="T8">--Source: SPOJ</text:span></text:p>
      <text:p text:style-name="Text_20_body"/>
      <text:p text:style-name="Text_20_body"><text:span text:style-name="T9">Solution</text:span><text:span text:style-name="T8">: return x&gt;&gt;1&amp;1|x&gt;&gt;2&amp;1|x&gt;&gt;3&amp;1|x&gt;&gt;4&amp;1|x&gt;&gt;5&amp;1|x&gt;&gt;6&amp;1|x&gt;&gt;7&amp;1|x&gt;&gt;8&amp;1|x&gt;&gt;9&amp;1|x&gt;&gt;10&amp;1|x&gt;&gt;11&amp;1|x&gt;&gt;12&amp;1|x&gt;&gt;13&amp;1|x&gt;&gt;14&amp;1|x&gt;&gt;15&amp;1|2;</text:span></text:p>
      <text:h text:style-name="Heading_20_1" text:outline-level="1"><text:span text:style-name="T8">Strange Pattern (Hard)</text:span></text:h>
      <text:p text:style-name="P2">Mr. X has mastered programming. Fibonacci is too easy for him. To make his name heard all over the world, he challenges you to create a function that returns 2 if the input is 1, and returns 3 if the input is greater than 1.</text:p>
      <text:p text:style-name="Text_20_body">Since Mr. X wants to make himself famous, the function must be simple and some advertising must be put in the function. He only wants you to do a <text:span text:style-name="Strong_20_Emphasis">single </text:span>statement in the function so it's easy to read. The statement must also not contain any numbers or letters other than 'x'. To make it more interesting, every operator or symbol other than x can only be used once in the statement.</text:p>
      <text:p text:style-name="Text_20_body">Mr. X has given you his code for you to edit, but you can only edit a certain part of the code.</text:p>
      <text:p text:style-name="P5">#include &lt;stdio.h&gt;</text:p>
      <text:p text:style-name="P5">int count(int x){</text:p>
      <text:p text:style-name="Quotations"><text:span text:style-name="T6">return </text:span><text:span text:style-name="Strong_20_Emphasis"><text:span text:style-name="Emphasis"><text:span text:style-name="T5">edit this part</text:span></text:span></text:span><text:span text:style-name="T6">;</text:span></text:p>
      <text:p text:style-name="P5">}</text:p>
      <text:p text:style-name="P5">int main(){for(int i=1;i&lt;100001;i++)printf("%d %d\n",i,count(i));return 0;}</text:p>
      <text:p text:style-name="Text_20_body">Mr. X will first check the correctness of the output. If the output is correct, he then will check the code. If there is anything that violates the rule above, the result will be "compilation error". Changing the code other than the allowed part may also result in a compile error.</text:p>
      <text:p text:style-name="Text_20_body">DO NOT USE ANY WHITESPACE ON THE EDITED PART</text:p>
      <text:p text:style-name="Standard"><text:span text:style-name="T8"/></text:p>
      <text:p text:style-name="Standard"><text:span text:style-name="T8"><text:tab/><text:tab/><text:tab/><text:tab/><text:tab/><text:tab/><text:tab/><text:tab/><text:tab/>--Source: SPOJ</text:span></text:p>
      <text:p text:style-name="Standard"><text:span text:style-name="T8"/></text:p>
      <text:p text:style-name="P1">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jay </meta:initial-creator>
    <meta:creation-date>2014-04-02T07:54:56</meta:creation-date>
    <dc:date>2014-04-02T08:05:52</dc:date>
    <dc:creator>Sujay </dc:creator>
    <meta:editing-duration>P0D</meta:editing-duration>
    <meta:editing-cycles>1</meta:editing-cycles>
    <meta:document-statistic meta:table-count="0" meta:image-count="0" meta:object-count="0" meta:page-count="2" meta:paragraph-count="66" meta:word-count="726" meta:character-count="4159" meta:non-whitespace-character-count="3475"/>
    <meta:generator>LibreOffice/3.5$Linux_x86 LibreOffice_project/350m1$Build-2</meta:generator>
  </office:meta>
</office:document-meta>
</file>